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automatic-styles>
    <style:style style:name="P1" style:family="paragraph" style:parent-style-name="Standard">
      <style:paragraph-properties fo:margin-left="0in" fo:margin-right="0in" fo:text-align="start" style:justify-single-word="false" fo:orphans="2" fo:widows="2" fo:text-indent="0in" style:auto-text-indent="false"/>
    </style:style>
    <style:style style:name="T1" style:family="text">
      <style:text-properties fo:font-variant="normal" fo:text-transform="none" style:font-name="apple-system" fo:font-size="10.5pt" fo:letter-spacing="normal" fo:font-style="normal" fo:font-weight="normal"/>
    </style:style>
    <style:style style:name="T2" style:family="text">
      <style:text-properties fo:font-variant="normal" fo:text-transform="none" style:font-name="apple-system" fo:font-size="10.5pt" fo:letter-spacing="normal" fo:font-style="normal" style:text-underline-style="solid" style:text-underline-width="auto" style:text-underline-color="font-color" fo:font-weight="normal" loext:padding="0in" loext:border="none"/>
    </style:style>
    <style:style style:name="T3" style:family="text">
      <style:text-properties fo:font-variant="normal" fo:text-transform="none" fo:letter-spacing="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Onsite opportunity -Qatar</text:h>
      <text:p text:style-name="Standard"/>
      <text:p text:style-name="Standard"/>
      <text:p text:style-name="P1"><text:span text:style-name="T1">Role : DevOps Enginee  Designing, evaluating, and implementing framework and platform that can adequately handle the needs of a rapidly growing data driven company  Manage the continuous testing and deployment of data pipelines, new data platform services and analytical reporting dashboards.  Spend time with security ensuring that their needs are built into automated guardrails for developer resources  Support the developer community in their needs, always with a view to self-service and automation where possible  Responsible for the roll-out of new cross-cutting technologies - container clusters and service mesh, secrets management, monitoring, and logging solutions Responsibilities • Build CI/CD pipelines using Azure DevOps &amp; CI/Jenkins • Maintain and develop tools for building and deploying microservices • Maintain and develop observability systems • Describe services using OpenShift / Kubernetes • Work with infrastructure through Immutable Images practices like Packer/Ansible • Set up monitoring/logging based on tools like Prometheus/Grafana/Alertmanager and EFK • Write Bash/Python/Golang scripts to automate various processes • Automate development and testing processes Basic Qualifications • Bachelor’s degree in Computer Science or related field • 3+ years of DevOps engineering or equivalent in an Azure environment • Experience in building CI/CD Pipelines • Familiarity with DevOps tools/concepts such as: • Source control (GitHub) and feature branching strategies • CI/CD tools (Jenkins, Azure DevOps, etc.) • Infrastructure as code frameworks (Terraform, ARM templates, etc.) • Configuration Management (Puppet, etc.) • Scripting and programming languages (PowerShell, Python, etc.) • Application Performance Monitoring (AppDynamics, Dynatrace, etc.) Interes share me your CVS </text:span><text:a xlink:type="simple" xlink:href="mailto:gilbert@wingsmicro.com" text:style-name="Internet_20_link" text:visited-style-name="Visited_20_Internet_20_Link"><text:span text:style-name="T2">gilbert@wingsmicro.com</text:span></text:a><text:span text:style-name="T3"> </text:span><text:span text:style-name="T1">Wings Qatar Wings Micro Systems at Wings Micro Systems</text:span>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21T16:20:15.462000000</meta:creation-date>
    <dc:date>2022-09-21T16:20:44.775000000</dc:date>
    <meta:editing-duration>PT29S</meta:editing-duration>
    <meta:editing-cycles>1</meta:editing-cycles>
    <meta:document-statistic meta:table-count="0" meta:image-count="0" meta:object-count="0" meta:page-count="1" meta:paragraph-count="2" meta:word-count="265" meta:character-count="1914" meta:non-whitespace-character-count="1650"/>
    <meta:generator>LibreOffice/7.3.2.2$Windows_X86_64 LibreOffice_project/49f2b1bff42cfccbd8f788c8dc32c1c309559be0</meta:generator>
  </office:meta>
</office:document-meta>
</file>